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02in"/>
    </style:style>
    <style:style style:name="co3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0.2902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dj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5" table:number-columns-repeated="14" table:default-cell-style-name="ce10"/>
        <table:table-column table:style-name="co4" table:number-columns-repeated="1004" table:default-cell-style-name="Default"/>
        <table:table-row table:style-name="ro2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: Same for absolute,y</text:p>
          </table:table-cell>
          <table:table-cell table:number-columns-repeated="102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: Same for absolute,y with page cross</text:p>
          </table:table-cell>
          <table:table-cell table:number-columns-repeated="102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 table:number-rows-repeated="10482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2/18/2019</text:date>, <text:time>10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56S</meta:editing-duration>
    <meta:editing-cycles>24</meta:editing-cycles>
    <meta:generator>OpenOffice/4.1.5$Win32 OpenOffice.org_project/415m1$Build-9789</meta:generator>
    <dc:date>2019-12-18T10:39:48.24</dc:date>
    <dc:creator>Peter Camilleri</dc:creator>
    <meta:document-statistic meta:table-count="3" meta:cell-count="830" meta:object-count="0"/>
    <meta:user-defined meta:name="Info 1"/>
    <meta:user-defined meta:name="Info 2"/>
    <meta:user-defined meta:name="Info 3"/>
    <meta:user-defined meta:name="Info 4"/>
  </office:meta>
</office:document-meta>
</file>